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left="0.9846in" fo:margin-right="0in" fo:text-indent="-0.4in" style:auto-text-indent="false"/>
    </style:style>
    <style:style style:name="P2" style:family="paragraph" style:parent-style-name="Text_20_body">
      <style:paragraph-properties fo:margin-left="0.4925in" fo:margin-right="0in" fo:text-indent="0in" style:auto-text-indent="false"/>
    </style:style>
    <style:style style:name="P3" style:family="paragraph" style:parent-style-name="Heading_20_2">
      <style:paragraph-properties fo:margin-left="0.9846in" fo:margin-right="0in" fo:text-indent="-0.4in" style:auto-text-inden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troduction</text:h>
      <text:p text:style-name="P2">Broad introduction to the DTUSat-2 project.</text:p>
      <text:p text:style-name="P2">Specify failsafe problem.</text:p>
      <text:p text:style-name="P2">Thesis statement</text:p>
      <text:p text:style-name="P2">Approach</text:p>
      <text:p text:style-name="P2"><text:tab/>Iterative and agile process</text:p>
      <text:p text:style-name="P2"><text:tab/>Did not use the protocol layer</text:p>
      <text:p text:style-name="P2">Typographic conventions</text:p>
      <text:p text:style-name="P2">Outline of chapters</text:p>
      <text:h text:style-name="Heading_20_1" text:outline-level="1">General analysis and design</text:h>
      <text:p text:style-name="P2">The system will be divided in several parts: server, terminal-client, scripts og swing gui.</text:p>
      <text:p text:style-name="P2">Pros/cons, comparisons with other designs.</text:p>
      <text:h text:style-name="Heading_20_1" text:outline-level="1">FSServer</text:h>
      <text:h text:style-name="P3" text:outline-level="2">Analysis and design</text:h>
      <text:p text:style-name="P1">Client-Server pattern, pull vs. push, unix sockets and TCP, unix scripts, unix stdout-stdin-stderr, unix daemons, pseudo-tty's, json data format, satellite io, Serialport request/response as atomic operation, command request validation</text:p>
      <text:h text:style-name="P3" text:outline-level="2">Implementation</text:h>
      <text:p text:style-name="P1">Ruby, eventmachine server, blocking vs. non-blocking, safe script execution, parsing in ruby, commands, satellite io, broadcasting, token handling and timeout, logging, serialport request/response as atomic operation, command request validation</text:p>
      <text:h text:style-name="Heading_20_1" text:outline-level="1">FSClient</text:h>
      <text:h text:style-name="P3" text:outline-level="2">Analysis and design</text:h>
      <text:p text:style-name="P1">Unix command line tools</text:p>
      <text:p text:style-name="P1">Options: auto_lock, interactive, data_only</text:p>
      <text:h text:style-name="P3" text:outline-level="2">Implementation</text:h>
      <text:p text:style-name="P1">Eventmachine client</text:p>
      <text:p text:style-name="P1">Interactive mode ... broadcast messages can not be written immediately to standard out because it waits for user input.</text:p>
      <text:h text:style-name="Heading_20_1" text:outline-level="1"><text:soft-page-break/>FSGui</text:h>
      <text:h text:style-name="P3" text:outline-level="2">Analysis and design</text:h>
      <text:p text:style-name="P1">Discuss different sollutions (HTML, XUL, swing), </text:p>
      <text:p text:style-name="P1">handle request-response. </text:p>
      <text:p text:style-name="P1">handle unlocked signal from server.</text:p>
      <text:p text:style-name="P1">Ant and executable jarfile</text:p>
      <text:p text:style-name="P1">Connected and locked status (TCP and timeouts)</text:p>
      <text:h text:style-name="P3" text:outline-level="2">Implementation</text:h>
      <text:p text:style-name="P1">Singleton pattern, local scripts, socket callbacks, request callbacks, incoming data handlers, json parsing, generating unique ids, socket, socketReader in thread, server scripts, local scripts, command sequences, health panel</text:p>
      <text:h text:style-name="Heading_20_1" text:outline-level="1">Upload script</text:h>
      <text:h text:style-name="P3" text:outline-level="2">Analysis and design</text:h>
      <text:h text:style-name="P3" text:outline-level="2">Implementation</text:h>
      <text:h text:style-name="Heading_20_1" text:outline-level="1">Tests and results</text:h>
      <text:p text:style-name="Text_20_body"><text:tab/>Testplan</text:p>
      <text:p text:style-name="Text_20_body"><text:tab/>Test coverage and overall results</text:p>
      <text:h text:style-name="Heading_20_1" text:outline-level="1">Conclusion</text:h>
      <text:p text:style-name="P2">Conclusion should correspond to the introduction</text:p>
      <text:p text:style-name="P2">summerize what has been done</text:p>
      <text:p text:style-name="P2">some discussion</text:p>
      <text:p text:style-name="P2">results</text:p>
      <text:p text:style-name="P2">what's next?</text:p>
      <text:h text:style-name="Heading_20_1" text:outline-level="1">Appendix A</text:h>
      <text:p text:style-name="Text_20_body"><text:tab/>Installation and execution instructions</text:p>
      <text:p text:style-name="Text_20_body"><text:tab/>SWIG and C extensions</text:p>
      <text:p text:style-name="Text_20_body"><text:tab/>Passing arguments to fsdaemon “./fsdaemon start -- --logfile=test.log”</text:p>
      <text:p text:style-name="Text_20_body"><text:tab/>Source co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asper Nielsen</meta:initial-creator>
    <meta:creation-date>2010-06-09T12:25:37</meta:creation-date>
    <dc:date>2010-06-26T16:00:41</dc:date>
    <dc:creator>Kasper Nielsen</dc:creator>
    <meta:editing-duration>PT09H19M16S</meta:editing-duration>
    <meta:editing-cycles>25</meta:editing-cycles>
    <meta:generator>OpenOffice.org/3.2$Unix OpenOffice.org_project/320m12$Build-9483</meta:generator>
    <meta:document-statistic meta:table-count="0" meta:image-count="0" meta:object-count="0" meta:page-count="2" meta:paragraph-count="50" meta:word-count="259" meta:character-count="1955"/>
  </office:meta>
</office:document-meta>
</file>